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rsid="0018c2f9" officeooo:paragraph-rsid="0023f7c3"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18c2f9" officeooo:paragraph-rsid="0018c2f9" style:font-size-asian="12pt" style:font-size-complex="12pt"/>
    </style:style>
    <style:style style:name="P4" style:family="paragraph" style:parent-style-name="Standard">
      <style:text-properties officeooo:paragraph-rsid="0018c2f9"/>
    </style:style>
    <style:style style:name="P5" style:family="paragraph" style:parent-style-name="Text_20_body">
      <style:text-properties officeooo:rsid="00215fc4" officeooo:paragraph-rsid="00215fc4"/>
    </style:style>
    <style:style style:name="P6" style:family="paragraph" style:parent-style-name="Text_20_body">
      <style:text-properties style:font-name="Liberation Serif" fo:font-size="12pt" officeooo:rsid="00181ae9" officeooo:paragraph-rsid="00181ae9" style:font-size-asian="12pt" style:font-size-complex="12pt"/>
    </style:style>
    <style:style style:name="P7" style:family="paragraph" style:parent-style-name="Text_20_body">
      <style:text-properties officeooo:rsid="00200c8a" officeooo:paragraph-rsid="0024cfba"/>
    </style:style>
    <style:style style:name="P8" style:family="paragraph" style:parent-style-name="Text_20_body">
      <style:text-properties officeooo:rsid="002061b7" officeooo:paragraph-rsid="002061b7"/>
    </style:style>
    <style:style style:name="P9" style:family="paragraph" style:parent-style-name="Text_20_body">
      <style:text-properties officeooo:rsid="002b3fed" officeooo:paragraph-rsid="002b3fed"/>
    </style:style>
    <style:style style:name="P10" style:family="paragraph" style:parent-style-name="Text_20_body">
      <style:text-properties officeooo:rsid="002b3fed" officeooo:paragraph-rsid="002d4fe8"/>
    </style:style>
    <style:style style:name="P11" style:family="paragraph" style:parent-style-name="Text_20_body">
      <style:text-properties officeooo:rsid="002bb7a2" officeooo:paragraph-rsid="002bb7a2"/>
    </style:style>
    <style:style style:name="P12" style:family="paragraph" style:parent-style-name="Heading_20_3">
      <style:text-properties officeooo:rsid="002b3fed" officeooo:paragraph-rsid="002b3fed"/>
    </style:style>
    <style:style style:name="P13" style:family="paragraph" style:parent-style-name="Text_20_body">
      <style:text-properties officeooo:rsid="002e6e3a" officeooo:paragraph-rsid="002e6e3a"/>
    </style:style>
    <style:style style:name="P14" style:family="paragraph" style:parent-style-name="Text_20_body">
      <style:text-properties officeooo:rsid="001de2a6" officeooo:paragraph-rsid="001de2a6"/>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8cda9"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8c2f9"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3f7c3" style:font-size-asian="12pt" style:font-size-complex="12pt"/>
    </style:style>
    <style:style style:name="T5" style:family="text">
      <style:text-properties fo:font-variant="normal" fo:text-transform="none" fo:color="#222222" style:font-name="Liberation Serif" fo:font-size="12pt" fo:letter-spacing="normal" fo:font-style="normal" fo:font-weight="bold"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8" style:family="text">
      <style:text-properties officeooo:rsid="001afe69"/>
    </style:style>
    <style:style style:name="T9" style:family="text">
      <style:text-properties officeooo:rsid="002061b7"/>
    </style:style>
    <style:style style:name="T10" style:family="text">
      <style:text-properties officeooo:rsid="0023f7c3"/>
    </style:style>
    <style:style style:name="T11" style:family="text">
      <style:text-properties officeooo:rsid="0024a0cb"/>
    </style:style>
    <style:style style:name="T12" style:family="text">
      <style:text-properties officeooo:rsid="00256810"/>
    </style:style>
    <style:style style:name="T13" style:family="text">
      <style:text-properties officeooo:rsid="00272ee9"/>
    </style:style>
    <style:style style:name="T14" style:family="text">
      <style:text-properties officeooo:rsid="00276145"/>
    </style:style>
    <style:style style:name="T15" style:family="text">
      <style:text-properties officeooo:rsid="002bd9f7"/>
    </style:style>
    <style:style style:name="T16" style:family="text">
      <style:text-properties officeooo:rsid="002f4e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text:span text:style-name="T1">L'on parle de </text:span><text:span text:style-name="T5">crime de haine</text:span><text:span text:style-name="T6"> </text:span><text:span text:style-name="T1">ou de </text:span><text:span text:style-name="T5">crime haineux</text:span><text:span text:style-name="T6"> </text:span><text:span text:style-name="T1">quand la victime en est la cible en raison de son appartenance, réelle ou supposée, à un certain groupe social, le plus souvent défini par la </text:span><text:a xlink:type="simple" xlink:href="https://fr.wikipedia.org/wiki/Race" text:style-name="Internet_20_link" text:visited-style-name="Visited_20_Internet_20_Link"><text:span text:style-name="T7">race</text:span></text:a><text:span text:style-name="T1">, la </text:span><text:a xlink:type="simple" xlink:href="https://fr.wikipedia.org/wiki/Religion" text:style-name="Internet_20_link" text:visited-style-name="Visited_20_Internet_20_Link"><text:span text:style-name="T7">religion</text:span></text:a><text:span text:style-name="T1">, l'</text:span><text:a xlink:type="simple" xlink:href="https://fr.wikipedia.org/wiki/Orientation_sexuelle" text:style-name="Internet_20_link" text:visited-style-name="Visited_20_Internet_20_Link"><text:span text:style-name="T7">orientation sexuelle</text:span></text:a><text:span text:style-name="T1">, le </text:span><text:a xlink:type="simple" xlink:href="https://fr.wikipedia.org/wiki/Handicap" text:style-name="Internet_20_link" text:visited-style-name="Visited_20_Internet_20_Link"><text:span text:style-name="T7">handicap</text:span></text:a><text:span text:style-name="T1">, l'</text:span><text:a xlink:type="simple" xlink:href="https://fr.wikipedia.org/wiki/Ethnie" text:style-name="Internet_20_link" text:visited-style-name="Visited_20_Internet_20_Link"><text:span text:style-name="T7">ethnie</text:span></text:a><text:span text:style-name="T1">, la </text:span><text:a xlink:type="simple" xlink:href="https://fr.wikipedia.org/wiki/Nationalité" text:style-name="Internet_20_link" text:visited-style-name="Visited_20_Internet_20_Link"><text:span text:style-name="T7">nationalité</text:span></text:a><text:span text:style-name="T1">, l'âge, le </text:span><text:a xlink:type="simple" xlink:href="https://fr.wikipedia.org/wiki/Sexe" text:style-name="Internet_20_link" text:visited-style-name="Visited_20_Internet_20_Link"><text:span text:style-name="T7">sexe</text:span></text:a><text:span text:style-name="T1">, l'</text:span><text:a xlink:type="simple" xlink:href="https://fr.wikipedia.org/wiki/Identité_de_genre" text:style-name="Internet_20_link" text:visited-style-name="Visited_20_Internet_20_Link"><text:span text:style-name="T7">identité de genre</text:span></text:a><text:span text:style-name="T6"> </text:span><text:span text:style-name="T1">ou le </text:span><text:a xlink:type="simple" xlink:href="https://fr.wikipedia.org/wiki/Parti_politique" text:style-name="Internet_20_link" text:visited-style-name="Visited_20_Internet_20_Link"><text:span text:style-name="T7">parti politique</text:span></text:a><text:span text:style-name="T1">. Les crimes de haine peuvent prendre de nombreuses formes. Les incidents peuvent impliquer des attaques physiques, des dégradations de biens, des intimidations, du </text:span><text:a xlink:type="simple" xlink:href="https://fr.wikipedia.org/wiki/Harcèlement" text:style-name="Internet_20_link" text:visited-style-name="Visited_20_Internet_20_Link"><text:span text:style-name="T7">harcèlement</text:span></text:a><text:span text:style-name="T1">, des attaques verbales ou des insultes, ou des graffitis ou des lettres insultantes.</text:span></text:p>
      <text:p text:style-name="P1"/>
      <text:p text:style-name="P2">Les <text:span text:style-name="T10">É</text:span>tats-Unis d’Amérique apparaissent souvent dans les médias comme le théâtre de tragédies liées à la discrimination raciale. L’investiture de leur nouveau président Donald Trump, ne semble pas de bonne augure pour l’acceptation des différences et la fin des tensions sociales. On pensera notamment à sa tentative de décret sur l’immigration visant à interdire le territoire aux ressortissant de plusieurs pays musulmans. </text:p>
      <text:p text:style-name="P3"/>
      <text:p text:style-name="P4"><text:span text:style-name="T3">Mais la situation est-elle aussi grave que le laissent penser </text:span><text:span text:style-name="T4">le paysage médiatique </text:span><text:span text:style-name="T3">? </text:span><text:span text:style-name="T4">Le pays va-t-il vraiment de mal en pis ? </text:span><text:span text:style-name="T3">Cet article effectue pour vous un survol de </text:span><text:span text:style-name="T4">l’an </text:span><text:span text:style-name="T3">2000 à 2015 et analyse les crimes de haine recensés </text:span><text:span text:style-name="T2">durant cette période</text:span><text:span text:style-name="T3">.</text:span></text:p>
      <text:p text:style-name="P3"/>
      <text:p text:style-name="P6">Le sujet est vaste et nous nous concentrerons principalement sur les crimes à motivation raciale, ethnique ou religieuse. Nous réservons cependant une section en fin d’article sur différents types de crime<text:span text:style-name="T10">s</text:span> qui n’ont été reconnu comme tels que trop récemment.</text:p>
      <text:h text:style-name="Heading_20_3" text:outline-level="3">Avertissement <text:span text:style-name="T8">au lecteur</text:span> </text:h>
      <text:p text:style-name="P13">Nous (les auteurs de cet article) n’avons pas de formation particulière dans ce domaine. Nous sommes conscients qu’il s’agit d’un sujet délicat et nous excusons d’avance si nous avons commis des erreurs méthodologiques lors de la rédaction de ce document. Le but principal de ce projet est de raconter une histoire en visualisant des données.</text:p>
      <text:h text:style-name="Heading_20_2" text:outline-level="2">Les états les plus touchés</text:h>
      <text:p text:style-name="P14">Dans un premier temps, il est intéressant de se pencher sur la source géographique de ces crimes de haine. Nous avons regroupé les dix états les plus touchés par ce phénomène au cours d<text:span text:style-name="T11">es dernières années</text:span>.</text:p>
      <text:p text:style-name="P14"/>
      <text:p text:style-name="P13">On remarque que les états les plus touchés par le phénomène ne changent pas sensiblement aux cours des 15 dernières années. <text:span text:style-name="T16">La Californie garde sa première place tout au long de cette période. Si l’on observe les dix états les plus touchés chaque année, on peut noter que la distribution est assez stable. Certains ne restent pas dans ce top 10 tout le temps, mais sur 15 ans, c’est un petit sous-ensemble d’états qui garde le nombre d’infractions le plus élevé.</text:span></text:p>
      <text:h text:style-name="Heading_20_2" text:outline-level="2">Les crimes de haine et l’immigration</text:h>
      <text:p text:style-name="P7">Le meilleur moyen d’accepter les différences culturelles ou religieuse est sans doute de côtoyer les personnes concernées. La peur et l’incompréhension viennent souvent de pair avec l’inconnu. <text:span text:style-name="T9">Nous </text:span><text:soft-page-break/><text:span text:style-name="T9">avons regroupé le recensement de crimes de haine des 15 dernières années avec les statistiques gouvernementales de l’immigration au </text:span><text:span text:style-name="T4">É</text:span><text:span text:style-name="T9">tats-Unis. </text:span></text:p>
      <text:p text:style-name="P8">Le pire scénario serait d’observer que les crimes de haine touchant les minorités augmentent <text:span text:style-name="T12">en même temps que le nombre</text:span> de ressortissant étrangers. Mais qu’en est-il dans les fait ? </text:p>
      <text:h text:style-name="Heading_20_2" text:outline-level="2">La haine raciale, mais pas que…</text:h>
      <text:p text:style-name="P5">Jusqu’ici, nous nous sommes majoritairement penché sur des statistiques relatives aux crimes <text:span text:style-name="T13">ayant des</text:span> motivations raciales, religieuses ou ethniques. Mais il ne s’agit bien évidemment pas des seules origines <text:span text:style-name="T13">possibles </text:span>de ces persécutions. </text:p>
      <text:p text:style-name="P5">Il est intéressant de noter que malheureusement de nombreux types de crimes n’ont pas été recensés <text:span text:style-name="T14">comme tels</text:span> jusqu’à très récemment.<text:tab/></text:p>
      <text:h text:style-name="Heading_20_2" text:outline-level="2">Sources</text:h>
      <text:h text:style-name="Heading_20_3" text:outline-level="3">Démarche</text:h>
      <text:p text:style-name="P9">Pour l’écriture de cet article, nous avons regroupé de<text:span text:style-name="T15">ux</text:span> sources de données : le recensement des crimes de haine aux <text:span text:style-name="T4">É</text:span><text:span text:style-name="T3">tats-Unis d’Amérique </text:span><text:span text:style-name="T1">et les chiffres d’immigration sur le sol américain. Vous trouverez les liens vers les pages concernées ci-dessous. Les fichiers bruts sont également disponible sur le répertoire GitHub de ce projet. </text:span></text:p>
      <text:p text:style-name="P9"><text:span text:style-name="T1">Nous avons ensuite exploré ces données en utilisant le logiciel Tableau Desktop (</text:span><text:a xlink:type="simple" xlink:href="https://www.tableau.com/" text:style-name="Internet_20_link" text:visited-style-name="Visited_20_Internet_20_Link">https://www.tableau.com/</text:a><text:span text:style-name="T1">) et retenu les aspects dont nous voulions traiter.</text:span></text:p>
      <text:h text:style-name="P12" text:outline-level="3">Sources de<text:span text:style-name="T15">s</text:span> ensembles de données</text:h>
      <text:p text:style-name="P9">Tendances d’immigrations aux USA<text:line-break/><text:a xlink:type="simple" xlink:href="https://www.migrationpolicy.org/programs/data-hub/us-immigration-trends" text:style-name="Internet_20_link" text:visited-style-name="Visited_20_Internet_20_Link">https://www.migrationpolicy.org/programs/data-hub/us-immigration-trends</text:a></text:p>
      <text:p text:style-name="P9">Crimes de haine</text:p>
      <text:p text:style-name="P9"><text:a xlink:type="simple" xlink:href="https://data.world/adl/hate-crime-laws-and-statistics" text:style-name="Internet_20_link" text:visited-style-name="Visited_20_Internet_20_Link">https://data.world/adl/hate-crime-laws-and-statistics</text:a></text:p>
      <text:h text:style-name="Heading_20_3" text:outline-level="3">Autres sources</text:h>
      <text:p text:style-name="P9">Définition d’un crime de haine</text:p>
      <text:p text:style-name="P9"><text:a xlink:type="simple" xlink:href="https://fr.wikipedia.org/wiki/Crime_de_haine" text:style-name="Internet_20_link" text:visited-style-name="Visited_20_Internet_20_Link">https://fr.wikipedia.org/wiki/Crime_de_haine</text:a></text:p>
      <text:p text:style-name="P10">Décret du président Donald Trump contre l’immigration</text:p>
      <text:p text:style-name="P11">http://www.rfi.fr/ameriques/20170128-trump-interdit-entree-etats-unis-ressortissants-7-pays-musul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8:45:31.216212000</meta:creation-date>
    <dc:date>2017-12-10T22:49:47.584849000</dc:date>
    <meta:editing-duration>PT1H46M46S</meta:editing-duration>
    <meta:editing-cycles>24</meta:editing-cycles>
    <meta:generator>LibreOffice/5.3.6.1$MacOSX_X86_64 LibreOffice_project/686f202eff87ef707079aeb7f485847613344eb7</meta:generator>
    <meta:document-statistic meta:table-count="0" meta:image-count="0" meta:object-count="0" meta:page-count="2" meta:paragraph-count="29" meta:word-count="675" meta:character-count="4521" meta:non-whitespace-character-count="3873"/>
  </office:meta>
</office:document-meta>
</file>